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Angu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2cm" svg:y="4.621cm" presentation:class="outline" presentation:user-transformed="true">
          <draw:text-box>
            <text:list text:style-name="L2">
              <text:list-item>
                <text:p>Apres clonage :</text:p>
              </text:list-item>
              <text:list-item>
                <text:p>Installation des dépendance</text:p>
              </text:list-item>
              <text:list-item>
                <text:p>Npm install</text:p>
              </text:list-item>
              <text:list-item>
                <text:p>Ng serve pour allumer le serveur</text:p>
              </text:list-item>
              <text:list-item>
                <text:p>Se connecter avec le username et le mot de pass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2:53:27.089749270</meta:creation-date>
    <meta:editing-duration>PT3M34S</meta:editing-duration>
    <meta:editing-cycles>2</meta:editing-cycles>
    <meta:generator>LibreOffice/6.4.6.2$Linux_X86_64 LibreOffice_project/40$Build-2</meta:generator>
    <dc:title>Blue Curve</dc:title>
    <dc:date>2021-02-16T12:57:00.773990869</dc:date>
    <meta:document-statistic meta:object-count="42"/>
  </office:meta>
</office:document-meta>
</file>